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Nehemi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NEHEMIAH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PORT (1:1-11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PORT (1:1-11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Learning about the wall (1:1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amenting over the wall (1:4-1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Lamenting over the wall (1:4-11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srael's plight (1:4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promise (1:8-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Nehemiah's petition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PORT (1:1-11)<text:s text:c="1"/></text:span><text:span text:style-name="a533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Learning about the wall (1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Lamenting over the wall (1:4-1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NEHEMIAH 1-3</text:span><text:span text:style-name="a548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REPORT (1:1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QUEST (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QUEST (2:1-10)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etition to the king (2:1-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ermission from the king (2:6-1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NEHEMIAH 1-3</text:span><text:span text:style-name="a578" text:class-names=""/></text:p>
          </draw:text-box>
          <svg:title/>
          <svg:desc/>
        </draw:frame>
        <draw:frame draw:id="id105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EPORT (1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QUEST (2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VIEW (2:11-2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9" draw:style-name="a594" draw:master-page-name="Master1-Layout12-tx-Title-and-Text" presentation:presentation-page-layout-name="Master1-PPL12" draw:id="Slide-264">
        <draw:frame draw:id="id106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REVIEW (2:11-20):<text:s text:c="1"/></text:span><text:span text:style-name="a596" text:class-names=""/></text:p>
          </draw:text-box>
          <svg:title/>
          <svg:desc/>
        </draw:frame>
        <draw:frame draw:id="id107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Nehemiah's examination (2:11-1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Nehemiah's exhortation (2:17-20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0" draw:style-name="a609" draw:master-page-name="Master1-Layout12-tx-Title-and-Text" presentation:presentation-page-layout-name="Master1-PPL12" draw:id="Slide-265">
        <draw:frame draw:id="id108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Nehemiah's exhortation (2:17-20)<text:s text:c="1"/></text:span><text:span text:style-name="a611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eport (2:1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recommendation (2:17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response (2:1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ridicule (2:19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rebuke (2:2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2-tx-Title-and-Text" presentation:presentation-page-layout-name="Master1-PPL12" draw:id="Slide-266">
        <draw:frame draw:id="id110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REVIEW (2:11-20):<text:s text:c="1"/></text:span><text:span text:style-name="a635" text:class-names=""/></text:p>
          </draw:text-box>
          <svg:title/>
          <svg:desc/>
        </draw:frame>
        <draw:frame draw:id="id111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Nehemiah's examination (2:11-1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Nehemiah's exhortation (2:17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2" draw:style-name="a648" draw:master-page-name="Master1-Layout12-tx-Title-and-Text" presentation:presentation-page-layout-name="Master1-PPL12" draw:id="Slide-267">
        <draw:frame draw:id="id112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NEHEMIAH 1-3</text:span><text:span text:style-name="a650" text:class-names=""/></text:p>
          </draw:text-box>
          <svg:title/>
          <svg:desc/>
        </draw:frame>
        <draw:frame draw:id="id113" presentation:style-name="a668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THE REPORT (1:1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QUEST (2:1-1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VIEW (2:11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REPAIRS (3:1-32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3-twoColTx-Title-and-2-Column-Text" presentation:presentation-page-layout-name="Master1-PPL13" draw:id="Slide-268">
        <draw:frame draw:id="id114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REPAIRS (3:1-32):<text:s text:c="1"/></text:span><text:span text:style-name="a671" text:class-names=""/></text:p>
          </draw:text-box>
          <svg:title/>
          <svg:desc/>
        </draw:frame>
        <draw:frame draw:id="id115" presentation:style-name="a689" draw:name="Text Placeholder 2" svg:x="1.38021in" svg:y="2in" svg:width="4.61632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Sheep Gate (3:1-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ish Gate (3:3-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ld City Gate (3:6-1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Valley Gate (3: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  <draw:frame draw:id="id116" presentation:style-name="a708" draw:name="Text Placeholder 3" svg:x="6.16319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Dung Gate (3:14) F. The Fountain Gate (3:15-25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Water Gate (3:25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Horse Gate (3:28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East Gate (3:29-30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Inspection Gate (3:31-3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4" draw:style-name="a709" draw:master-page-name="Master1-Layout12-tx-Title-and-Text" presentation:presentation-page-layout-name="Master1-PPL12" draw:id="Slide-269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NEHEMIAH 1-3</text:span><text:span text:style-name="a711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THE REPORT (1:1-11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REQUEST (2:1-10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REVIEW (2:11-2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REPAIRS (3:1-3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5" draw:style-name="a730" draw:master-page-name="Master1-Layout1-title-Title-Slide" presentation:presentation-page-layout-name="Master1-PPL1" draw:id="Slide-270">
        <draw:frame draw:id="id119" presentation:style-name="a734" draw:name="Title 1" svg:x="1.38in" svg:y="0.83in" svg:width="10.3in" svg:height="4.42in" presentation:class="title" presentation:placeholder="false">
          <draw:text-box>
            <text:p text:style-name="a733" text:class-names="" text:cond-style-name=""><text:span text:style-name="a731" text:class-names="">NEHEMIAH 4-6</text:span><text:span text:style-name="a732" text:class-names=""/></text:p>
          </draw:text-box>
          <svg:title/>
          <svg:desc/>
        </draw:frame>
        <draw:frame draw:id="id120" presentation:style-name="a739" draw:name="Subtitle 2" svg:x="1.38in" svg:y="5.25in" svg:width="10.3in" svg:height="1.85in" presentation:class="subtitle" presentation:placeholder="false">
          <draw:text-box>
            <text:p text:style-name="a736" text:class-names="" text:cond-style-name=""><text:span text:style-name="a735" text:class-names="">THE TROUBLES (4:1-6:14):<text:s text:c="1"/></text:span></text:p>
            <text:p text:style-name="a738" text:class-names="" text:cond-style-name=""><text:span text:style-name="a737" text:class-names=""/></text:p>
          </draw:text-box>
          <svg:title/>
          <svg:desc/>
        </draw:frame>
      </draw:page>
      <draw:page draw:name="Slide16" draw:style-name="a740" draw:master-page-name="Master1-Layout1-title-Title-Slide" presentation:presentation-page-layout-name="Master1-PPL1" draw:id="Slide-271">
        <draw:frame draw:id="id121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THE TROUBLES (4:1-6:14):<text:s text:c="1"/></text:span><text:span text:style-name="a742" text:class-names=""/></text:p>
          </draw:text-box>
          <svg:title/>
          <svg:desc/>
        </draw:frame>
        <draw:frame draw:id="id122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<text:s text:c="1"/>Ridicule (4:1-6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17" draw:style-name="a750" draw:master-page-name="Master1-Layout12-tx-Title-and-Text" presentation:presentation-page-layout-name="Master1-PPL12" draw:id="Slide-272">
        <draw:frame draw:id="id123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Ridicule (4:1-6)<text:s text:c="1"/></text:span><text:span text:style-name="a752" text:class-names=""/></text:p>
          </draw:text-box>
          <svg:title/>
          <svg:desc/>
        </draw:frame>
        <draw:frame draw:id="id124" presentation:style-name="a767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pagans' scorn (4:1-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rophet's supplication (4:4-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people's straining (4:6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8" draw:style-name="a768" draw:master-page-name="Master1-Layout12-tx-Title-and-Text" presentation:presentation-page-layout-name="Master1-PPL12" draw:id="Slide-273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TROUBLES (4:1-6:14):<text:s text:c="1"/></text:span><text:span text:style-name="a770" text:class-names=""/></text:p>
          </draw:text-box>
          <svg:title/>
          <svg:desc/>
        </draw:frame>
        <draw:frame draw:id="id126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Ridicule (4:1-6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Conspiracy (4:7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19" draw:style-name="a783" draw:master-page-name="Master1-Layout12-tx-Title-and-Text" presentation:presentation-page-layout-name="Master1-PPL12" draw:id="Slide-274">
        <draw:frame draw:id="id127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nspiracy (4:7-9)<text:s text:c="1"/></text:span><text:span text:style-name="a785" text:class-names=""/></text:p>
          </draw:text-box>
          <svg:title/>
          <svg:desc/>
        </draw:frame>
        <draw:frame draw:id="id128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plot (4:7-8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prayers (4:9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0" draw:style-name="a798" draw:master-page-name="Master1-Layout12-tx-Title-and-Text" presentation:presentation-page-layout-name="Master1-PPL12" draw:id="Slide-275">
        <draw:frame draw:id="id129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THE TROUBLES (4:1-6:14):<text:s text:c="1"/></text:span><text:span text:style-name="a800" text:class-names=""/></text:p>
          </draw:text-box>
          <svg:title/>
          <svg:desc/>
        </draw:frame>
        <draw:frame draw:id="id130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Ridicule (4:1-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Conspiracy (4:7-9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Discouragement (4:10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1" draw:style-name="a816" draw:master-page-name="Master1-Layout12-tx-Title-and-Text" presentation:presentation-page-layout-name="Master1-PPL12" draw:id="Slide-276">
        <draw:frame draw:id="id131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Discouragement (4:10):<text:s text:c="1"/></text:span><text:span text:style-name="a818" text:class-names=""/></text:p>
          </draw:text-box>
          <svg:title/>
          <svg:desc/>
        </draw:frame>
        <draw:frame draw:id="id132" presentation:style-name="a833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craftiness of the enemy (4:11-12):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challenge of the prophet (4:13-1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commitment of the workers (4:15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2" draw:style-name="a834" draw:master-page-name="Master1-Layout12-tx-Title-and-Text" presentation:presentation-page-layout-name="Master1-PPL12" draw:id="Slide-277">
        <draw:frame draw:id="id133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TROUBLES (4:1-6:14):<text:s text:c="1"/></text:span><text:span text:style-name="a836" text:class-names=""/></text:p>
          </draw:text-box>
          <svg:title/>
          <svg:desc/>
        </draw:frame>
        <draw:frame draw:id="id134" presentation:style-name="a854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Ridicule (4:1-6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Conspiracy (4:7-9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Discouragement (4:10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Internal strife (5:1-19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3" draw:style-name="a855" draw:master-page-name="Master1-Layout12-tx-Title-and-Text" presentation:presentation-page-layout-name="Master1-PPL12" draw:id="Slide-278">
        <draw:frame draw:id="id135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Internal strife (5:1-19)<text:s text:c="1"/></text:span><text:span text:style-name="a857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uthlessness (5:1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rimand (5:6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pentance (5:12-1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ole model (5:14-1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2-tx-Title-and-Text" presentation:presentation-page-layout-name="Master1-PPL12" draw:id="Slide-279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role model (5:14-19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What he does not do (5:14-16): Nehemiah refuses to accept any salary during his 12 years as governor of Judah.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What he does do (5:17-19): Nehemiah regularly feeds 150 Jewish officials at his own expense.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5" draw:style-name="a891" draw:master-page-name="Master1-Layout12-tx-Title-and-Text" presentation:presentation-page-layout-name="Master1-PPL12" draw:id="Slide-280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Internal strife (5:1-19)<text:s text:c="1"/></text:span><text:span text:style-name="a893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ruthlessness (5:1-5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reprimand (5:6-11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The repentance (5:12-13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role model (5:14-19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26" draw:style-name="a912" draw:master-page-name="Master1-Layout13-twoColTx-Title-and-2-Column-Text" presentation:presentation-page-layout-name="Master1-PPL13" draw:id="Slide-281">
        <draw:frame draw:id="id141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TROUBLES (4:1-6:14):<text:s text:c="1"/></text:span><text:span text:style-name="a914" text:class-names=""/></text:p>
          </draw:text-box>
          <svg:title/>
          <svg:desc/>
        </draw:frame>
        <draw:frame draw:id="id142" presentation:style-name="a929" draw:name="Text Placeholder 2" svg:x="1.38021in" svg:y="2in" svg:width="4.61632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Ridicule (4:1-6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Conspiracy (4:7-9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Discouragement (4:10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  <draw:frame draw:id="id143" presentation:style-name="a945" draw:name="Text Placeholder 3" svg:x="6.16319in" svg:y="2in" svg:width="4.61632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Internal strife (5:1-19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Ruse (6:1-4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Slander (6:5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reachery (6:10-14):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draw:page draw:name="Slide27" draw:style-name="a946" draw:master-page-name="Master1-Layout12-tx-Title-and-Text" presentation:presentation-page-layout-name="Master1-PPL12" draw:id="Slide-282">
        <draw:frame draw:id="id144" presentation:style-name="a950" draw:name="Title 1" svg:x="1.38in" svg:y="0.4in" svg:width="10.6in" svg:height="1.44965in" presentation:class="title" presentation:placeholder="false">
          <draw:text-box>
            <text:p text:style-name="a949" text:class-names="" text:cond-style-name=""><text:span text:style-name="a947" text:class-names="">NEHEMIAH 4-6</text:span><text:span text:style-name="a948" text:class-names=""/></text:p>
          </draw:text-box>
          <svg:title/>
          <svg:desc/>
        </draw:frame>
        <draw:frame draw:id="id145" presentation:style-name="a960" draw:name="Text Placeholder 2" svg:x="1.38in" svg:y="2in" svg:width="9.4in" svg:height="4.7586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THE TROUBLES (4:1-6:14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E TRIUMPH (6:15-19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8" draw:style-name="a961" draw:master-page-name="Master1-Layout12-tx-Title-and-Text" presentation:presentation-page-layout-name="Master1-PPL12" draw:id="Slide-283">
        <draw:frame draw:id="id146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NEHEMIAH 7-10</text:span><text:span text:style-name="a963" text:class-names=""/></text:p>
          </draw:text-box>
          <svg:title/>
          <svg:desc/>
        </draw:frame>
        <draw:frame draw:id="id147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THE CITY OF GOD (7:1-3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 PEOPLE OF GOD (7:4-73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-title-Title-Slide" presentation:presentation-page-layout-name="Master1-PPL1" draw:id="Slide-284">
        <draw:frame draw:id="id148" presentation:style-name="a980" draw:name="Title 1" svg:x="1.38in" svg:y="0.83in" svg:width="10.3in" svg:height="4.42in" presentation:class="title" presentation:placeholder="false">
          <draw:text-box>
            <text:p text:style-name="a979" text:class-names="" text:cond-style-name=""><text:span text:style-name="a977" text:class-names="">THE PEOPLE OF GOD (7:4-73):<text:s text:c="1"/></text:span><text:span text:style-name="a978" text:class-names=""/></text:p>
          </draw:text-box>
          <svg:title/>
          <svg:desc/>
        </draw:frame>
        <draw:frame draw:id="id149" presentation:style-name="a985" draw:name="Subtitle 2" svg:x="1.38in" svg:y="5.25in" svg:width="10.3in" svg:height="1.85in" presentation:class="subtitle" presentation:placeholder="false">
          <draw:text-box>
            <text:p text:style-name="a982" text:class-names="" text:cond-style-name=""><text:span text:style-name="a981" text:class-names=""><text:s text:c="1"/>The names (7:4-65)<text:s text:c="1"/></text:span></text:p>
            <text:p text:style-name="a984" text:class-names="" text:cond-style-name=""><text:span text:style-name="a983" text:class-names=""/></text:p>
          </draw:text-box>
          <svg:title/>
          <svg:desc/>
        </draw:frame>
      </draw:page>
      <draw:page draw:name="Slide30" draw:style-name="a986" draw:master-page-name="Master1-Layout12-tx-Title-and-Text" presentation:presentation-page-layout-name="Master1-PPL12" draw:id="Slide-285">
        <draw:frame draw:id="id150" presentation:style-name="a990" draw:name="Title 1" svg:x="1.38in" svg:y="0.4in" svg:width="10.6in" svg:height="1.44965in" presentation:class="title" presentation:placeholder="false">
          <draw:text-box>
            <text:p text:style-name="a989" text:class-names="" text:cond-style-name=""><text:span text:style-name="a987" text:class-names=""><text:s text:c="1"/>The names (7:4-65)<text:s text:c="1"/></text:span><text:span text:style-name="a988" text:class-names=""/></text:p>
          </draw:text-box>
          <svg:title/>
          <svg:desc/>
        </draw:frame>
        <draw:frame draw:id="id151" presentation:style-name="a1003" draw:name="Text Placeholder 2" svg:x="1.38in" svg:y="2in" svg:width="9.4in" svg:height="4.75868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<text:s text:c="1"/>The 12 key leaders (7:5-7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The clan leaders (7:8-38)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The priests (7:39-42, 63-65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31" draw:style-name="a1004" draw:master-page-name="Master1-Layout12-tx-Title-and-Text" presentation:presentation-page-layout-name="Master1-PPL12" draw:id="Slide-286">
        <draw:frame draw:id="id152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The priests (7:39-42, 63-65)<text:s text:c="1"/></text:span><text:span text:style-name="a1006" text:class-names=""/></text:p>
          </draw:text-box>
          <svg:title/>
          <svg:desc/>
        </draw:frame>
        <draw:frame draw:id="id153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Those with genealogical records (7:39-42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Those without genealogical records (7:63-65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2" draw:style-name="a1019" draw:master-page-name="Master1-Layout13-twoColTx-Title-and-2-Column-Text" presentation:presentation-page-layout-name="Master1-PPL13" draw:id="Slide-287">
        <draw:frame draw:id="id154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The names (7:4-65)<text:s text:c="1"/></text:span><text:span text:style-name="a1021" text:class-names=""/></text:p>
          </draw:text-box>
          <svg:title/>
          <svg:desc/>
        </draw:frame>
        <draw:frame draw:id="id155" presentation:style-name="a1039" draw:name="Text Placeholder 2" svg:x="1.38021in" svg:y="2in" svg:width="4.61632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 12 key leaders (7:5-7)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 clan leaders (7:8-38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The priests (7:39-42, 63-65)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The Levites (7:43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  <draw:frame draw:id="id156" presentation:style-name="a1058" draw:name="Text Placeholder 3" svg:x="6.16319in" svg:y="2in" svg:width="4.61632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<text:s text:c="1"/>The singers (7:44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gatekeepers (7:45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<text:s text:c="1"/>The Temple servants (7:46-56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The descendants of Solomon's officials (7:57-60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Families without genealogical records (7:61-6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3" draw:style-name="a1059" draw:master-page-name="Master1-Layout12-tx-Title-and-Text" presentation:presentation-page-layout-name="Master1-PPL12" draw:id="Slide-288">
        <draw:frame draw:id="id157" presentation:style-name="a1063" draw:name="Title 1" svg:x="1.38in" svg:y="0.4in" svg:width="10.6in" svg:height="1.44965in" presentation:class="title" presentation:placeholder="false">
          <draw:text-box>
            <text:p text:style-name="a1062" text:class-names="" text:cond-style-name=""><text:span text:style-name="a1060" text:class-names="">THE PEOPLE OF GOD (7:4-73):<text:s text:c="1"/></text:span><text:span text:style-name="a1061" text:class-names=""/></text:p>
          </draw:text-box>
          <svg:title/>
          <svg:desc/>
        </draw:frame>
        <draw:frame draw:id="id158" presentation:style-name="a1073" draw:name="Text Placeholder 2" svg:x="1.38in" svg:y="2in" svg:width="9.4in" svg:height="4.75868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<text:s text:c="1"/>The names (7:4-6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<text:s text:c="1"/>The numbers (7:66-7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34" draw:style-name="a1074" draw:master-page-name="Master1-Layout12-tx-Title-and-Text" presentation:presentation-page-layout-name="Master1-PPL12" draw:id="Slide-289">
        <draw:frame draw:id="id159" presentation:style-name="a1078" draw:name="Title 1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5" text:class-names=""><text:s text:c="1"/>The numbers (7:66-73)<text:s text:c="1"/></text:span><text:span text:style-name="a1076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<text:s text:c="1"/>The count (7:66-69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The contributions (7:70-73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2-tx-Title-and-Text" presentation:presentation-page-layout-name="Master1-PPL12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THE PEOPLE OF GOD (7:4-73):<text:s text:c="1"/></text:span><text:span text:style-name="a1091" text:class-names=""/></text:p>
          </draw:text-box>
          <svg:title/>
          <svg:desc/>
        </draw:frame>
        <draw:frame draw:id="id162" presentation:style-name="a1103" draw:name="Text Placeholder 2" svg:x="1.38in" svg:y="2in" svg:width="9.4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<text:s text:c="1"/>The names (7:4-65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The numbers (7:66-73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36" draw:style-name="a1104" draw:master-page-name="Master1-Layout12-tx-Title-and-Text" presentation:presentation-page-layout-name="Master1-PPL12" draw:id="Slide-291">
        <draw:frame draw:id="id163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5" text:class-names="">NEHEMIAH 7-10</text:span><text:span text:style-name="a1106" text:class-names=""/></text:p>
          </draw:text-box>
          <svg:title/>
          <svg:desc/>
        </draw:frame>
        <draw:frame draw:id="id164" presentation:style-name="a1121" draw:name="Text Placeholder 2" svg:x="1.38in" svg:y="2in" svg:width="9.4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THE CITY OF GOD (7:1-3):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THE PEOPLE OF GOD (7:4-73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THE WORD OF GOD (8:1-12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37" draw:style-name="a1122" draw:master-page-name="Master1-Layout12-tx-Title-and-Text" presentation:presentation-page-layout-name="Master1-PPL12" draw:id="Slide-292">
        <draw:frame draw:id="id16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THE WORD OF GOD (8:1-12)<text:s text:c="1"/></text:span><text:span text:style-name="a1124" text:class-names=""/></text:p>
          </draw:text-box>
          <svg:title/>
          <svg:desc/>
        </draw:frame>
        <draw:frame draw:id="id166" presentation:style-name="a1139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<text:s text:c="1"/>The communication (8:1-6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The clarification (8:7-8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The celebration (8:9-12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8" draw:style-name="a1140" draw:master-page-name="Master1-Layout12-tx-Title-and-Text" presentation:presentation-page-layout-name="Master1-PPL12" draw:id="Slide-293">
        <draw:frame draw:id="id167" presentation:style-name="a1144" draw:name="Title 1" svg:x="1.38in" svg:y="0.4in" svg:width="10.6in" svg:height="1.44965in" presentation:class="title" presentation:placeholder="false">
          <draw:text-box>
            <text:p text:style-name="a1143" text:class-names="" text:cond-style-name=""><text:span text:style-name="a1141" text:class-names="">NEHEMIAH 7-10</text:span><text:span text:style-name="a1142" text:class-names=""/></text:p>
          </draw:text-box>
          <svg:title/>
          <svg:desc/>
        </draw:frame>
        <draw:frame draw:id="id168" presentation:style-name="a1163" draw:name="Text Placeholder 2" svg:x="1.38in" svg:y="2in" svg:width="9.4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THE CITY OF GOD (7:1-3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THE PEOPLE OF GOD (7:4-73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THE WORD OF GOD (8:1-12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FESTIVAL OF GOD (8:13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CONFESSION TO GOD (9:1-3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</draw:page>
      <draw:page draw:name="Slide39" draw:style-name="a1164" draw:master-page-name="Master1-Layout12-tx-Title-and-Text" presentation:presentation-page-layout-name="Master1-PPL12" draw:id="Slide-294">
        <draw:frame draw:id="id169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THE CONFESSION TO GOD (9:1-38):<text:s text:c="1"/></text:span><text:span text:style-name="a1166" text:class-names=""/></text:p>
          </draw:text-box>
          <svg:title/>
          <svg:desc/>
        </draw:frame>
        <draw:frame draw:id="id170" presentation:style-name="a1178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laity (9:1-3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Levites (9:4-38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40" draw:style-name="a1179" draw:master-page-name="Master1-Layout12-tx-Title-and-Text" presentation:presentation-page-layout-name="Master1-PPL12" draw:id="Slide-295">
        <draw:frame draw:id="id171" presentation:style-name="a1183" draw:name="Title 1" svg:x="1.38in" svg:y="0.4in" svg:width="10.6in" svg:height="1.44965in" presentation:class="title" presentation:placeholder="false">
          <draw:text-box>
            <text:p text:style-name="a1182" text:class-names="" text:cond-style-name=""><text:span text:style-name="a1180" text:class-names=""><text:s text:c="1"/>The Levites (9:4-38):<text:s text:c="1"/></text:span><text:span text:style-name="a1181" text:class-names=""/></text:p>
          </draw:text-box>
          <svg:title/>
          <svg:desc/>
        </draw:frame>
        <draw:frame draw:id="id172" presentation:style-name="a1193" draw:name="Text Placeholder 2" svg:x="1.38in" svg:y="2in" svg:width="9.4in" svg:height="4.75868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<text:s text:c="1"/>From Abraham to Moses (9:7-8):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<text:s text:c="1"/>From Moses to Joshua (9:9-23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</draw:text-box>
          <svg:title/>
          <svg:desc/>
        </draw:frame>
      </draw:page>
      <draw:page draw:name="Slide41" draw:style-name="a1194" draw:master-page-name="Master1-Layout1-title-Title-Slide" presentation:presentation-page-layout-name="Master1-PPL1" draw:id="Slide-296">
        <draw:frame draw:id="id173" presentation:style-name="a1198" draw:name="Title 1" svg:x="1.38in" svg:y="0.83in" svg:width="10.3in" svg:height="4.42in" presentation:class="title" presentation:placeholder="false">
          <draw:text-box>
            <text:p text:style-name="a1197" text:class-names="" text:cond-style-name=""><text:span text:style-name="a1195" text:class-names=""><text:s text:c="1"/>From Moses to Joshua (9:9-23)<text:s text:c="1"/></text:span><text:span text:style-name="a1196" text:class-names=""/></text:p>
          </draw:text-box>
          <svg:title/>
          <svg:desc/>
        </draw:frame>
        <draw:frame draw:id="id174" presentation:style-name="a1203" draw:name="Subtitle 2" svg:x="1.38in" svg:y="5.25in" svg:width="10.3in" svg:height="1.85in" presentation:class="subtitle" presentation:placeholder="false">
          <draw:text-box>
            <text:p text:style-name="a1200" text:class-names="" text:cond-style-name=""><text:span text:style-name="a1199" text:class-names=""><text:s text:c="1"/>God's faithfulness (9:9-15, 19-23)<text:s text:c="1"/></text:span></text:p>
            <text:p text:style-name="a1202" text:class-names="" text:cond-style-name=""><text:span text:style-name="a1201" text:class-names=""/></text:p>
          </draw:text-box>
          <svg:title/>
          <svg:desc/>
        </draw:frame>
      </draw:page>
      <draw:page draw:name="Slide42" draw:style-name="a1204" draw:master-page-name="Master1-Layout12-tx-Title-and-Text" presentation:presentation-page-layout-name="Master1-PPL12" draw:id="Slide-297">
        <draw:frame draw:id="id175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<text:s text:c="1"/>God's faithfulness (9:9-15, 19-23)<text:s text:c="1"/></text:span><text:span text:style-name="a1206" text:class-names=""/></text:p>
          </draw:text-box>
          <svg:title/>
          <svg:desc/>
        </draw:frame>
        <draw:frame draw:id="id176" presentation:style-name="a1230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He delivered them from Egypt (9:9-11).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He led them day and night in the wilderness (9:12, 19).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He taught them his laws at Mount Sinai (9:13-14).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He provided food and water for them (9:15, 20).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<text:s text:c="1"/>He provided for all their needs (9:21).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<text:s text:c="1"/>He gave them victory over their enemies (9:22-23)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</draw:text-box>
          <svg:title/>
          <svg:desc/>
        </draw:frame>
      </draw:page>
      <draw:page draw:name="Slide43" draw:style-name="a1231" draw:master-page-name="Master1-Layout12-tx-Title-and-Text" presentation:presentation-page-layout-name="Master1-PPL12" draw:id="Slide-298">
        <draw:frame draw:id="id177" presentation:style-name="a1235" draw:name="Title 1" svg:x="1.38in" svg:y="0.4in" svg:width="10.6in" svg:height="1.44965in" presentation:class="title" presentation:placeholder="false">
          <draw:text-box>
            <text:p text:style-name="a1234" text:class-names="" text:cond-style-name=""><text:span text:style-name="a1232" text:class-names=""><text:s text:c="1"/>From Moses to Joshua (9:9-23)<text:s text:c="1"/></text:span><text:span text:style-name="a1233" text:class-names=""/></text:p>
          </draw:text-box>
          <svg:title/>
          <svg:desc/>
        </draw:frame>
        <draw:frame draw:id="id178" presentation:style-name="a1245" draw:name="Text Placeholder 2" svg:x="1.38in" svg:y="2in" svg:width="9.4in" svg:height="4.7586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<text:s text:c="1"/>God's faithfulness (9:9-15, 19-23)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<text:s text:c="1"/>Israel's unfaithfulness (9:16-18)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</draw:page>
      <draw:page draw:name="Slide44" draw:style-name="a1246" draw:master-page-name="Master1-Layout12-tx-Title-and-Text" presentation:presentation-page-layout-name="Master1-PPL12" draw:id="Slide-299">
        <draw:frame draw:id="id179" presentation:style-name="a1250" draw:name="Title 1" svg:x="1.38in" svg:y="0.4in" svg:width="10.6in" svg:height="1.44965in" presentation:class="title" presentation:placeholder="false">
          <draw:text-box>
            <text:p text:style-name="a1249" text:class-names="" text:cond-style-name=""><text:span text:style-name="a1247" text:class-names=""><text:s text:c="1"/>Israel's unfaithfulness (9:16-18)<text:s text:c="1"/></text:span><text:span text:style-name="a1248" text:class-names=""/></text:p>
          </draw:text-box>
          <svg:title/>
          <svg:desc/>
        </draw:frame>
        <draw:frame draw:id="id180" presentation:style-name="a1260" draw:name="Text Placeholder 2" svg:x="1.38in" svg:y="2in" svg:width="9.4in" svg:height="4.75868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<text:s text:c="1"/>They refused to obey God; therefore he wouldn't let them enter the Promised Land (9:16-17).<text:s text:c="1"/>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<text:s text:c="1"/>They worshiped a calf idol (9:18).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</draw:page>
      <draw:page draw:name="Slide45" draw:style-name="a1261" draw:master-page-name="Master1-Layout12-tx-Title-and-Text" presentation:presentation-page-layout-name="Master1-PPL12" draw:id="Slide-300">
        <draw:frame draw:id="id18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From Moses to Joshua (9:9-23)<text:s text:c="1"/></text:span><text:span text:style-name="a1263" text:class-names=""/></text:p>
          </draw:text-box>
          <svg:title/>
          <svg:desc/>
        </draw:frame>
        <draw:frame draw:id="id18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God's faithfulness (9:9-15, 19-23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Israel's unfaithfulness (9:16-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46" draw:style-name="a1276" draw:master-page-name="Master1-Layout12-tx-Title-and-Text" presentation:presentation-page-layout-name="Master1-PPL12" draw:id="Slide-301">
        <draw:frame draw:id="id18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<text:s text:c="1"/>The Levites (9:4-38):<text:s text:c="1"/></text:span><text:span text:style-name="a1278" text:class-names=""/></text:p>
          </draw:text-box>
          <svg:title/>
          <svg:desc/>
        </draw:frame>
        <draw:frame draw:id="id184" presentation:style-name="a1293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From Abraham to Moses (9:7-8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From Moses to Joshua (9:9-23)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From Joshua to the judges (9:24-26)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</draw:page>
      <draw:page draw:name="Slide47" draw:style-name="a1294" draw:master-page-name="Master1-Layout12-tx-Title-and-Text" presentation:presentation-page-layout-name="Master1-PPL12" draw:id="Slide-302">
        <draw:frame draw:id="id185" presentation:style-name="a1298" draw:name="Title 1" svg:x="1.38in" svg:y="0.4in" svg:width="10.6in" svg:height="1.44965in" presentation:class="title" presentation:placeholder="false">
          <draw:text-box>
            <text:p text:style-name="a1297" text:class-names="" text:cond-style-name=""><text:span text:style-name="a1295" text:class-names=""><text:s text:c="1"/>From Joshua to the judges (9:24-26)<text:s text:c="1"/></text:span><text:span text:style-name="a1296" text:class-names=""/></text:p>
          </draw:text-box>
          <svg:title/>
          <svg:desc/>
        </draw:frame>
        <draw:frame draw:id="id186" presentation:style-name="a1308" draw:name="Text Placeholder 2" svg:x="1.38in" svg:y="2in" svg:width="9.4in" svg:height="4.7586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<text:s text:c="1"/>God's faithfulness (9:24-25):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Israel's unfaithfulness (9:26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</draw:page>
      <draw:page draw:name="Slide48" draw:style-name="a1309" draw:master-page-name="Master1-Layout12-tx-Title-and-Text" presentation:presentation-page-layout-name="Master1-PPL12" draw:id="Slide-303">
        <draw:frame draw:id="id187" presentation:style-name="a1313" draw:name="Title 1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0" text:class-names=""><text:s text:c="1"/>The Levites (9:4-38):<text:s text:c="1"/></text:span><text:span text:style-name="a1311" text:class-names=""/></text:p>
          </draw:text-box>
          <svg:title/>
          <svg:desc/>
        </draw:frame>
        <draw:frame draw:id="id188" presentation:style-name="a1332" draw:name="Text Placeholder 2" svg:x="1.38in" svg:y="2in" svg:width="9.4in" svg:height="4.7586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From Abraham to Moses (9:7-8):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From Moses to Joshua (9:9-2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From Joshua to the judges (9:24-2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From the judges to Ezra and Nehemiah (9:27-31):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At the time of Ezra and Nehemiah (9:32-38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</draw:text-box>
          <svg:title/>
          <svg:desc/>
        </draw:frame>
      </draw:page>
      <draw:page draw:name="Slide49" draw:style-name="a1333" draw:master-page-name="Master1-Layout12-tx-Title-and-Text" presentation:presentation-page-layout-name="Master1-PPL12" draw:id="Slide-304">
        <draw:frame draw:id="id189" presentation:style-name="a1337" draw:name="Title 1" svg:x="1.38in" svg:y="0.4in" svg:width="10.6in" svg:height="1.44965in" presentation:class="title" presentation:placeholder="false">
          <draw:text-box>
            <text:p text:style-name="a1336" text:class-names="" text:cond-style-name=""><text:span text:style-name="a1334" text:class-names=""><text:s text:c="1"/>At the time of Ezra and Nehemiah (9:32-38)<text:s text:c="1"/></text:span><text:span text:style-name="a1335" text:class-names=""/></text:p>
          </draw:text-box>
          <svg:title/>
          <svg:desc/>
        </draw:frame>
        <draw:frame draw:id="id190" presentation:style-name="a1347" draw:name="Text Placeholder 2" svg:x="1.38in" svg:y="2in" svg:width="9.4in" svg:height="4.75868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<text:s text:c="1"/>The Levites' plea (9:32-37):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The Levites' promise (9:38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draw:page draw:name="Slide50" draw:style-name="a1348" draw:master-page-name="Master1-Layout12-tx-Title-and-Text" presentation:presentation-page-layout-name="Master1-PPL12" draw:id="Slide-305">
        <draw:frame draw:id="id191" presentation:style-name="a1352" draw:name="Title 1" svg:x="1.38in" svg:y="0.4in" svg:width="10.6in" svg:height="1.44965in" presentation:class="title" presentation:placeholder="false">
          <draw:text-box>
            <text:p text:style-name="a1351" text:class-names="" text:cond-style-name=""><text:span text:style-name="a1349" text:class-names=""><text:s text:c="1"/>The Levites (9:4-38):<text:s text:c="1"/></text:span><text:span text:style-name="a1350" text:class-names=""/></text:p>
          </draw:text-box>
          <svg:title/>
          <svg:desc/>
        </draw:frame>
        <draw:frame draw:id="id192" presentation:style-name="a1371" draw:name="Text Placeholder 2" svg:x="1.38in" svg:y="2in" svg:width="9.4in" svg:height="4.75868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<text:s text:c="1"/>From Abraham to Moses (9:7-8):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<text:s text:c="1"/>From Moses to Joshua (9:9-23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From Joshua to the judges (9:24-26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<text:s text:c="1"/>From the judges to Ezra and Nehemiah (9:27-31):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At the time of Ezra and Nehemiah (9:32-38)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</draw:text-box>
          <svg:title/>
          <svg:desc/>
        </draw:frame>
      </draw:page>
      <draw:page draw:name="Slide51" draw:style-name="a1372" draw:master-page-name="Master1-Layout12-tx-Title-and-Text" presentation:presentation-page-layout-name="Master1-PPL12" draw:id="Slide-306">
        <draw:frame draw:id="id193" presentation:style-name="a1376" draw:name="Title 1" svg:x="1.38in" svg:y="0.4in" svg:width="10.6in" svg:height="1.44965in" presentation:class="title" presentation:placeholder="false">
          <draw:text-box>
            <text:p text:style-name="a1375" text:class-names="" text:cond-style-name=""><text:span text:style-name="a1373" text:class-names="">THE CONFESSION TO GOD (9:1-38):<text:s text:c="1"/></text:span><text:span text:style-name="a1374" text:class-names=""/></text:p>
          </draw:text-box>
          <svg:title/>
          <svg:desc/>
        </draw:frame>
        <draw:frame draw:id="id194" presentation:style-name="a1386" draw:name="Text Placeholder 2" svg:x="1.38in" svg:y="2in" svg:width="9.4in" svg:height="4.75868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<text:s text:c="1"/>The laity (9:1-3):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<text:s text:c="1"/>The Levites (9:4-38):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52" draw:style-name="a1387" draw:master-page-name="Master1-Layout12-tx-Title-and-Text" presentation:presentation-page-layout-name="Master1-PPL12" draw:id="Slide-307">
        <draw:frame draw:id="id195" presentation:style-name="a1391" draw:name="Title 1" svg:x="1.38in" svg:y="0.4in" svg:width="10.6in" svg:height="1.44965in" presentation:class="title" presentation:placeholder="false">
          <draw:text-box>
            <text:p text:style-name="a1390" text:class-names="" text:cond-style-name=""><text:span text:style-name="a1388" text:class-names="">NEHEMIAH 7-10</text:span><text:span text:style-name="a1389" text:class-names=""/></text:p>
          </draw:text-box>
          <svg:title/>
          <svg:desc/>
        </draw:frame>
        <draw:frame draw:id="id196" presentation:style-name="a1413" draw:name="Text Placeholder 2" svg:x="1.38in" svg:y="2in" svg:width="9.4in" svg:height="4.75868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THE CITY OF GOD (7:1-3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THE PEOPLE OF GOD (7:4-73):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THE WORD OF GOD (8:1-12)<text:s text:c="1"/>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THE FESTIVAL OF GOD (8:13-18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THE CONFESSION TO GOD (9:1-38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THE VOW TO GOD (10:1-39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53" draw:style-name="a1414" draw:master-page-name="Master1-Layout12-tx-Title-and-Text" presentation:presentation-page-layout-name="Master1-PPL12" draw:id="Slide-308">
        <draw:frame draw:id="id197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THE VOW TO GOD (10:1-39):<text:s text:c="1"/></text:span><text:span text:style-name="a1416" text:class-names=""/></text:p>
          </draw:text-box>
          <svg:title/>
          <svg:desc/>
        </draw:frame>
        <draw:frame draw:id="id198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parties (10:1-28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promises (10:29-39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4" draw:style-name="a1429" draw:master-page-name="Master1-Layout12-tx-Title-and-Text" presentation:presentation-page-layout-name="Master1-PPL12" draw:id="Slide-309">
        <draw:frame draw:id="id199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promises (10:29-39):<text:s text:c="1"/></text:span><text:span text:style-name="a1431" text:class-names=""/></text:p>
          </draw:text-box>
          <svg:title/>
          <svg:desc/>
        </draw:frame>
        <draw:frame draw:id="id200" presentation:style-name="a1455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y will not intermarry with non-Jews (10:30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y will obey all the Sabbath laws (10:31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y will take care of the Temple (10:32, 34, 39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<text:s text:c="1"/>They will observe all the sacred festivals (10:33).<text:s text:c="1"/>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They will dedicate to the Lord the firstborn of their sons and animals (10:36).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They will pay their tithes (10:35, 37-38).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5" draw:style-name="a1456" draw:master-page-name="Master1-Layout12-tx-Title-and-Text" presentation:presentation-page-layout-name="Master1-PPL12" draw:id="Slide-310">
        <draw:frame draw:id="id201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THE VOW TO GOD (10:1-39):<text:s text:c="1"/></text:span><text:span text:style-name="a1458" text:class-names=""/></text:p>
          </draw:text-box>
          <svg:title/>
          <svg:desc/>
        </draw:frame>
        <draw:frame draw:id="id202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The parties (10:1-28):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The promises (10:29-39):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6" draw:style-name="a1471" draw:master-page-name="Master1-Layout12-tx-Title-and-Text" presentation:presentation-page-layout-name="Master1-PPL12" draw:id="Slide-311">
        <draw:frame draw:id="id203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NEHEMIAH 7-10</text:span><text:span text:style-name="a1473" text:class-names=""/></text:p>
          </draw:text-box>
          <svg:title/>
          <svg:desc/>
        </draw:frame>
        <draw:frame draw:id="id204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THE CITY OF GOD (7:1-3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THE PEOPLE OF GOD (7:4-73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THE WORD OF GOD (8:1-12)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THE FESTIVAL OF GOD (8:13-18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THE CONFESSION TO GOD (9:1-38):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THE VOW TO GOD (10:1-39):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57" draw:style-name="a1498" draw:master-page-name="Master1-Layout1-title-Title-Slide" presentation:presentation-page-layout-name="Master1-PPL1" draw:id="Slide-312">
        <draw:frame draw:id="id205" presentation:style-name="a1502" draw:name="Title 1" svg:x="1.38in" svg:y="0.83in" svg:width="10.3in" svg:height="4.42in" presentation:class="title" presentation:placeholder="false">
          <draw:text-box>
            <text:p text:style-name="a1501" text:class-names="" text:cond-style-name=""><text:span text:style-name="a1499" text:class-names="">NEHEMIAH 11-13</text:span><text:span text:style-name="a1500" text:class-names=""/></text:p>
          </draw:text-box>
          <svg:title/>
          <svg:desc/>
        </draw:frame>
        <draw:frame draw:id="id206" presentation:style-name="a1507" draw:name="Subtitle 2" svg:x="1.38in" svg:y="5.25in" svg:width="10.3in" svg:height="1.85in" presentation:class="subtitle" presentation:placeholder="false">
          <draw:text-box>
            <text:p text:style-name="a1504" text:class-names="" text:cond-style-name=""><text:span text:style-name="a1503" text:class-names="">I.THE RESETTLING OF THE CITIES (11:1 -36)<text:s text:c="1"/></text:span></text:p>
            <text:p text:style-name="a1506" text:class-names="" text:cond-style-name=""><text:span text:style-name="a1505" text:class-names=""/></text:p>
          </draw:text-box>
          <svg:title/>
          <svg:desc/>
        </draw:frame>
      </draw:page>
      <draw:page draw:name="Slide58" draw:style-name="a1508" draw:master-page-name="Master1-Layout1-title-Title-Slide" presentation:presentation-page-layout-name="Master1-PPL1" draw:id="Slide-313">
        <draw:frame draw:id="id207" presentation:style-name="a1512" draw:name="Title 1" svg:x="1.38in" svg:y="0.83in" svg:width="10.3in" svg:height="4.42in" presentation:class="title" presentation:placeholder="false">
          <draw:text-box>
            <text:p text:style-name="a1511" text:class-names="" text:cond-style-name=""><text:span text:style-name="a1509" text:class-names="">I.THE RESETTLING OF THE CITIES (11:1 -36)<text:s text:c="1"/></text:span><text:span text:style-name="a1510" text:class-names=""/></text:p>
          </draw:text-box>
          <svg:title/>
          <svg:desc/>
        </draw:frame>
        <draw:frame draw:id="id208" presentation:style-name="a1517" draw:name="Subtitle 2" svg:x="1.38in" svg:y="5.25in" svg:width="10.3in" svg:height="1.85in" presentation:class="subtitle" presentation:placeholder="false">
          <draw:text-box>
            <text:p text:style-name="a1514" text:class-names="" text:cond-style-name=""><text:span text:style-name="a1513" text:class-names=""><text:s text:c="1"/>Those living in Jerusalem (11:1-24):<text:s text:c="1"/></text:span></text:p>
            <text:p text:style-name="a1516" text:class-names="" text:cond-style-name=""><text:span text:style-name="a1515" text:class-names=""/></text:p>
          </draw:text-box>
          <svg:title/>
          <svg:desc/>
        </draw:frame>
      </draw:page>
      <draw:page draw:name="Slide59" draw:style-name="a1518" draw:master-page-name="Master1-Layout1-title-Title-Slide" presentation:presentation-page-layout-name="Master1-PPL1" draw:id="Slide-314">
        <draw:frame draw:id="id209" presentation:style-name="a1522" draw:name="Title 1" svg:x="1.38in" svg:y="0.83in" svg:width="10.3in" svg:height="4.42in" presentation:class="title" presentation:placeholder="false">
          <draw:text-box>
            <text:p text:style-name="a1521" text:class-names="" text:cond-style-name=""><text:span text:style-name="a1519" text:class-names=""><text:s text:c="1"/>Those living in Jerusalem (11:1-24):<text:s text:c="1"/></text:span><text:span text:style-name="a1520" text:class-names=""/></text:p>
          </draw:text-box>
          <svg:title/>
          <svg:desc/>
        </draw:frame>
        <draw:frame draw:id="id210" presentation:style-name="a1527" draw:name="Subtitle 2" svg:x="1.38in" svg:y="5.25in" svg:width="10.3in" svg:height="1.85in" presentation:class="subtitle" presentation:placeholder="false">
          <draw:text-box>
            <text:p text:style-name="a1524" text:class-names="" text:cond-style-name=""><text:span text:style-name="a1523" text:class-names=""><text:s text:c="1"/>How they are selected (11:1-2)<text:s text:c="1"/></text:span></text:p>
            <text:p text:style-name="a1526" text:class-names="" text:cond-style-name=""><text:span text:style-name="a1525" text:class-names=""/></text:p>
          </draw:text-box>
          <svg:title/>
          <svg:desc/>
        </draw:frame>
      </draw:page>
      <draw:page draw:name="Slide60" draw:style-name="a1528" draw:master-page-name="Master1-Layout12-tx-Title-and-Text" presentation:presentation-page-layout-name="Master1-PPL12" draw:id="Slide-315">
        <draw:frame draw:id="id21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<text:s text:c="1"/>How they are selected (11:1-2)<text:s text:c="1"/></text:span><text:span text:style-name="a1530" text:class-names=""/></text:p>
          </draw:text-box>
          <svg:title/>
          <svg:desc/>
        </draw:frame>
        <draw:frame draw:id="id21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Some are selected by the casting of lots (11:1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Some volunteer to relocate (11:2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61" draw:style-name="a1543" draw:master-page-name="Master1-Layout12-tx-Title-and-Text" presentation:presentation-page-layout-name="Master1-PPL12" draw:id="Slide-316">
        <draw:frame draw:id="id21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<text:s text:c="1"/>Those living in Jerusalem (11:1-24):<text:s text:c="1"/></text:span><text:span text:style-name="a1545" text:class-names=""/></text:p>
          </draw:text-box>
          <svg:title/>
          <svg:desc/>
        </draw:frame>
        <draw:frame draw:id="id214" presentation:style-name="a1557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<text:s text:c="1"/>How they are selected (11:1-2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<text:s text:c="1"/>Who is selected (11:3-24): A list of the leaders who relocate to Jerusalem is given.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2" draw:style-name="a1558" draw:master-page-name="Master1-Layout12-tx-Title-and-Text" presentation:presentation-page-layout-name="Master1-PPL12" draw:id="Slide-317">
        <draw:frame draw:id="id215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<text:s text:c="1"/>Who is selected (11:3-24): A list of the leaders who relocate to Jerusalem is given.<text:s text:c="1"/></text:span><text:span text:style-name="a1560" text:class-names=""/></text:p>
          </draw:text-box>
          <svg:title/>
          <svg:desc/>
        </draw:frame>
        <draw:frame draw:id="id216" presentation:style-name="a1572" draw:name="Text Placeholder 2" svg:x="1.38in" svg:y="2in" svg:width="9.4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vincial officials (11:3-9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iests and others (11:10-24)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</draw:text-box>
          <svg:title/>
          <svg:desc/>
        </draw:frame>
      </draw:page>
      <draw:page draw:name="Slide63" draw:style-name="a1573" draw:master-page-name="Master1-Layout12-tx-Title-and-Text" presentation:presentation-page-layout-name="Master1-PPL12" draw:id="Slide-318">
        <draw:frame draw:id="id217" presentation:style-name="a1577" draw:name="Title 1" svg:x="1.38in" svg:y="0.4in" svg:width="10.6in" svg:height="1.44965in" presentation:class="title" presentation:placeholder="false">
          <draw:text-box>
            <text:p text:style-name="a1576" text:class-names="" text:cond-style-name=""><text:span text:style-name="a1574" text:class-names=""><text:s text:c="1"/>Those living in Jerusalem (11:1-24):<text:s text:c="1"/></text:span><text:span text:style-name="a1575" text:class-names=""/></text:p>
          </draw:text-box>
          <svg:title/>
          <svg:desc/>
        </draw:frame>
        <draw:frame draw:id="id218" presentation:style-name="a1587" draw:name="Text Placeholder 2" svg:x="1.38in" svg:y="2in" svg:width="9.4in" svg:height="4.75868in" presentation:class="outline" presentation:placeholder="false">
          <draw:text-box>
            <text:list text:style-name="a1580">
              <text:list-item>
                <text:p text:style-name="a1579" text:class-names="" text:cond-style-name=""><text:span text:style-name="a1578" text:class-names=""><text:s text:c="1"/>How they are selected (11:1-2)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Who is selected (11:3-24): A list of the leaders who relocate to Jerusalem is given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/></text:p>
              </text:list-item>
            </text:list>
          </draw:text-box>
          <svg:title/>
          <svg:desc/>
        </draw:frame>
      </draw:page>
      <draw:page draw:name="Slide64" draw:style-name="a1588" draw:master-page-name="Master1-Layout12-tx-Title-and-Text" presentation:presentation-page-layout-name="Master1-PPL12" draw:id="Slide-319">
        <draw:frame draw:id="id219" presentation:style-name="a1592" draw:name="Title 1" svg:x="1.38in" svg:y="0.4in" svg:width="10.6in" svg:height="1.44965in" presentation:class="title" presentation:placeholder="false">
          <draw:text-box>
            <text:p text:style-name="a1591" text:class-names="" text:cond-style-name=""><text:span text:style-name="a1589" text:class-names="">I.THE RESETTLING OF THE CITIES (11:1 -36)<text:s text:c="1"/></text:span><text:span text:style-name="a1590" text:class-names=""/></text:p>
          </draw:text-box>
          <svg:title/>
          <svg:desc/>
        </draw:frame>
        <draw:frame draw:id="id220" presentation:style-name="a1602" draw:name="Text Placeholder 2" svg:x="1.38in" svg:y="2in" svg:width="9.4in" svg:height="4.75868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<text:s text:c="1"/>Those living in Jerusalem (11:1-24):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living in Judah and Benjamin (11:25-36):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</draw:text-box>
          <svg:title/>
          <svg:desc/>
        </draw:frame>
      </draw:page>
      <draw:page draw:name="Slide65" draw:style-name="a1603" draw:master-page-name="Master1-Layout12-tx-Title-and-Text" presentation:presentation-page-layout-name="Master1-PPL12" draw:id="Slide-320">
        <draw:frame draw:id="id221" presentation:style-name="a1607" draw:name="Title 1" svg:x="1.38in" svg:y="0.4in" svg:width="10.6in" svg:height="1.44965in" presentation:class="title" presentation:placeholder="false">
          <draw:text-box>
            <text:p text:style-name="a1606" text:class-names="" text:cond-style-name=""><text:span text:style-name="a1604" text:class-names="">NEHEMIAH 11-13</text:span><text:span text:style-name="a1605" text:class-names=""/></text:p>
          </draw:text-box>
          <svg:title/>
          <svg:desc/>
        </draw:frame>
        <draw:frame draw:id="id222" presentation:style-name="a1620" draw:name="Text Placeholder 2" svg:x="1.38in" svg:y="2in" svg:width="9.4in" svg:height="4.75868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I.THE RESETTLING OF THE CITIES (11:1 -36)<text:s text:c="1"/>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THE RETURNING OF THE PRIESTS AND LEVITES (12:1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THE REJOICING OF THE PEOPLE (12:27-47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66" draw:style-name="a1621" draw:master-page-name="Master1-Layout12-tx-Title-and-Text" presentation:presentation-page-layout-name="Master1-PPL12" draw:id="Slide-321">
        <draw:frame draw:id="id223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THE REJOICING OF THE PEOPLE (12:27-47):<text:s text:c="1"/></text:span><text:span text:style-name="a1623" text:class-names=""/></text:p>
          </draw:text-box>
          <svg:title/>
          <svg:desc/>
        </draw:frame>
        <draw:frame draw:id="id224" presentation:style-name="a1638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The music (12:27-30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The marching (12:31-43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1"/>The ministers (12:44-47):<text:s text:c="1"/>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</draw:text-box>
          <svg:title/>
          <svg:desc/>
        </draw:frame>
      </draw:page>
      <draw:page draw:name="Slide67" draw:style-name="a1639" draw:master-page-name="Master1-Layout12-tx-Title-and-Text" presentation:presentation-page-layout-name="Master1-PPL12" draw:id="Slide-322">
        <draw:frame draw:id="id225" presentation:style-name="a1643" draw:name="Title 1" svg:x="1.38in" svg:y="0.4in" svg:width="10.6in" svg:height="1.44965in" presentation:class="title" presentation:placeholder="false">
          <draw:text-box>
            <text:p text:style-name="a1642" text:class-names="" text:cond-style-name=""><text:span text:style-name="a1640" text:class-names="">NEHEMIAH 11-13</text:span><text:span text:style-name="a1641" text:class-names=""/></text:p>
          </draw:text-box>
          <svg:title/>
          <svg:desc/>
        </draw:frame>
        <draw:frame draw:id="id226" presentation:style-name="a1659" draw:name="Text Placeholder 2" svg:x="1.38in" svg:y="2in" svg:width="9.4in" svg:height="4.75868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4" text:class-names="">I.THE RESETTLING OF THE CITIES (11:1 -36)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THE RETURNING OF THE PRIESTS AND LEVITES (12:1-26):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THE REJOICING OF THE PEOPLE (12:27-47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THE REFORMS OF NEHEMIAH (13:1-31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8" draw:style-name="a1660" draw:master-page-name="Master1-Layout12-tx-Title-and-Text" presentation:presentation-page-layout-name="Master1-PPL12" draw:id="Slide-323">
        <draw:frame draw:id="id227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THE REFORMS OF NEHEMIAH (13:1-31):<text:s text:c="1"/></text:span><text:span text:style-name="a1662" text:class-names=""/></text:p>
          </draw:text-box>
          <svg:title/>
          <svg:desc/>
        </draw:frame>
        <draw:frame draw:id="id228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separation (13:1-3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confrontations (13:4-3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69" draw:style-name="a1675" draw:master-page-name="Master1-Layout12-tx-Title-and-Text" presentation:presentation-page-layout-name="Master1-PPL12" draw:id="Slide-324">
        <draw:frame draw:id="id229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confrontations (13:4-31):<text:s text:c="1"/></text:span><text:span text:style-name="a1677" text:class-names=""/></text:p>
          </draw:text-box>
          <svg:title/>
          <svg:desc/>
        </draw:frame>
        <draw:frame draw:id="id230" presentation:style-name="a1692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Eliashib (13:4-9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Levites (13:10-14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Those who profane the Sabbath (13:15-22)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0" draw:style-name="a1693" draw:master-page-name="Master1-Layout12-tx-Title-and-Text" presentation:presentation-page-layout-name="Master1-PPL12" draw:id="Slide-325">
        <draw:frame draw:id="id231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Those who profane the Sabbath (13:15-22)<text:s text:c="1"/></text:span><text:span text:style-name="a1695" text:class-names=""/></text:p>
          </draw:text-box>
          <svg:title/>
          <svg:desc/>
        </draw:frame>
        <draw:frame draw:id="id232" presentation:style-name="a1707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The sin (13:15-18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solution (13:19-22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1" draw:style-name="a1708" draw:master-page-name="Master1-Layout12-tx-Title-and-Text" presentation:presentation-page-layout-name="Master1-PPL12" draw:id="Slide-326">
        <draw:frame draw:id="id233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<text:s text:c="1"/>The confrontations (13:4-31):<text:s text:c="1"/></text:span><text:span text:style-name="a1710" text:class-names=""/></text:p>
          </draw:text-box>
          <svg:title/>
          <svg:desc/>
        </draw:frame>
        <draw:frame draw:id="id234" presentation:style-name="a1731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Eliashib (13:4-9):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The Levites (13:10-14):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Those who profane the Sabbath (13:15-22)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Those who married pagan women (13:23-27):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<text:s text:c="1"/>Sanballat's son-in-law (13:28-31):<text:s text:c="1"/>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</draw:text-box>
          <svg:title/>
          <svg:desc/>
        </draw:frame>
      </draw:page>
      <draw:page draw:name="Slide72" draw:style-name="a1732" draw:master-page-name="Master1-Layout12-tx-Title-and-Text" presentation:presentation-page-layout-name="Master1-PPL12" draw:id="Slide-327">
        <draw:frame draw:id="id235" presentation:style-name="a1736" draw:name="Title 1" svg:x="1.38in" svg:y="0.4in" svg:width="10.6in" svg:height="1.44965in" presentation:class="title" presentation:placeholder="false">
          <draw:text-box>
            <text:p text:style-name="a1735" text:class-names="" text:cond-style-name=""><text:span text:style-name="a1733" text:class-names="">THE REFORMS OF NEHEMIAH (13:1-31):<text:s text:c="1"/></text:span><text:span text:style-name="a1734" text:class-names=""/></text:p>
          </draw:text-box>
          <svg:title/>
          <svg:desc/>
        </draw:frame>
        <draw:frame draw:id="id236" presentation:style-name="a1746" draw:name="Text Placeholder 2" svg:x="1.38in" svg:y="2in" svg:width="9.4in" svg:height="4.75868in" presentation:class="outline" presentation:placeholder="false">
          <draw:text-box>
            <text:list text:style-name="a1739">
              <text:list-item>
                <text:p text:style-name="a1738" text:class-names="" text:cond-style-name=""><text:span text:style-name="a1737" text:class-names=""><text:s text:c="1"/>The separation (13:1-3):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><text:s text:c="1"/>The confrontations (13:4-31):<text:s text:c="1"/></text:span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</draw:text-box>
          <svg:title/>
          <svg:desc/>
        </draw:frame>
      </draw:page>
      <draw:page draw:name="Slide73" draw:style-name="a1747" draw:master-page-name="Master1-Layout12-tx-Title-and-Text" presentation:presentation-page-layout-name="Master1-PPL12" draw:id="Slide-328">
        <draw:frame draw:id="id237" presentation:style-name="a1751" draw:name="Title 1" svg:x="1.38in" svg:y="0.4in" svg:width="10.6in" svg:height="1.44965in" presentation:class="title" presentation:placeholder="false">
          <draw:text-box>
            <text:p text:style-name="a1750" text:class-names="" text:cond-style-name=""><text:span text:style-name="a1748" text:class-names="">NEHEMIAH 11-13</text:span><text:span text:style-name="a1749" text:class-names=""/></text:p>
          </draw:text-box>
          <svg:title/>
          <svg:desc/>
        </draw:frame>
        <draw:frame draw:id="id238" presentation:style-name="a1767" draw:name="Text Placeholder 2" svg:x="1.38in" svg:y="2in" svg:width="9.4in" svg:height="4.75868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52" text:class-names="">I.THE RESETTLING OF THE CITIES (11:1 -36)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THE RETURNING OF THE PRIESTS AND LEVITES (12:1-26):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THE REJOICING OF THE PEOPLE (12:27-47):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THE REFORMS OF NEHEMIAH (13:1-31):<text:s text:c="1"/>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</draw:text-box>
          <svg:title/>
          <svg:desc/>
        </draw:frame>
      </draw:page>
      <draw:page draw:name="Slide74" draw:style-name="a1768" draw:master-page-name="Master1-Layout1-title-Title-Slide" presentation:presentation-page-layout-name="Master1-PPL1" draw:id="Slide-329">
        <draw:frame draw:id="id239" presentation:style-name="a1772" draw:name="Title 1" svg:x="1.38in" svg:y="0.83in" svg:width="10.3in" svg:height="4.42in" presentation:class="title" presentation:placeholder="false">
          <draw:text-box>
            <text:p text:style-name="a1771" text:class-names="" text:cond-style-name=""><text:span text:style-name="a1769" text:class-names="">Nehemiah</text:span><text:span text:style-name="a1770" text:class-names=""/></text:p>
          </draw:text-box>
          <svg:title/>
          <svg:desc/>
        </draw:frame>
        <draw:frame draw:id="id240" presentation:style-name="a177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ehemiah</dc:title>
    <meta:initial-creator>David STRICKLAND</meta:initial-creator>
    <dc:creator>David STRICKLAND</dc:creator>
    <meta:creation-date>2020-02-22T17:36:29Z</meta:creation-date>
    <dc:date>2020-02-22T17:36:31Z</dc:date>
    <meta:template xlink:href="BibleStudy" xlink:type="simple"/>
    <meta:editing-cycles>1</meta:editing-cycles>
    <meta:editing-duration>PT1S</meta:editing-duration>
    <meta:document-statistic meta:paragraph-count="286" meta:word-count="2031"/>
  </office:meta>
</office:document-meta>
</file>